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197.89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74.21pt"/>
    </style:style>
    <style:style style:name="co13" style:family="table-column">
      <style:table-column-properties fo:break-before="auto" style:column-width="720.2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63.05pt"/>
    </style:style>
    <style:style style:name="co16" style:family="table-column">
      <style:table-column-properties fo:break-before="auto" style:column-width="137.76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="none"/>
      <style:text-properties style:font-name="DejaVu Sans Mono1"/>
    </style:style>
    <style:style style:name="ce107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4" style:family="table-cell" style:parent-style-name="Default">
      <style:text-properties fo:color="#ff4000"/>
    </style:style>
    <style:style style:name="ce91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85" style:family="table-cell" style:parent-style-name="Default">
      <style:table-cell-properties fo:background-color="#ffa6a6"/>
    </style:style>
    <style:style style:name="ce11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57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1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ext-properties style:font-name="DejaVu Sans Mono" fo:font-size="9pt" style:font-size-asian="9pt" style:font-size-complex="9pt"/>
    </style:style>
    <style:style style:name="ce129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3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3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32" style:family="table-cell" style:parent-style-name="Default" style:data-style-name="N99">
      <style:map style:condition="cell-content()=1" style:apply-style-name="Bad" style:base-cell-address="'Rough - DCS FA18C'.N2"/>
    </style:style>
    <style:style style:name="ce133" style:family="table-cell" style:parent-style-name="Default">
      <style:map style:condition="cell-content()=0" style:apply-style-name="Bad" style:base-cell-address="'Rough - Elite Dangerous'.B2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137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38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3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4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map style:condition="cell-content()=0" style:apply-style-name="Bad" style:base-cell-address="'Scratch - Commands'.D3"/>
    </style:style>
    <style:style style:name="ce14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48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9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5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51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7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8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97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1171.0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13">Throttle-Paddle O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13">Throttle-Paddle O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13">Throttle-Paddle I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13">Throttle-Paddle I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13">Throttle-Paddle I_D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13">Throttle-Paddle I_D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8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81.4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1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13" table:formula="of:=AND(ISBLANK([.$E109]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1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13" table:formula="of:=AND(ISBLANK([.$E122]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51.0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51.0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12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113" table:formula="of:=AND(ISBLANK([.$E126]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35.87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41.4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" draw:text-style-name="P2" svg:width="82.18pt" svg:height="72.88pt" svg:x="377.21pt" svg:y="3520.66pt" draw:caption-point-x="-17.29pt" draw:caption-point-y="42.8pt">
              <dc:date>2019-10-31T00:00:00</dc:date>
              <text:p text:style-name="P1"><text:span text:style-name="T1">EMCON, Lights Off, Taxi Light Off, Forma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82.18pt" svg:height="61.68pt" svg:x="377.21pt" svg:y="3573.47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9]));OR(NOT(ISBLANK([.$F149]));OR(NOT(ISBLANK([.$G149]));NOT(ISBLANK([.$H149])))))" office:value-type="boolean" office:boolean-value="true" calcext:value-type="boolean">
            <text:p>TRUE</text:p>
          </table:table-cell>
          <table:table-cell table:style-name="ce112" table:formula="of:=OR(OR(OR(IF([.$P149]=1);IF([.$Q149]=1));IF([.$R149]=1));IF([.$S149]=1))" office:value-type="boolean" office:boolean-value="false" calcext:value-type="boolean">
            <text:p>FALSE</text:p>
          </table:table-cell>
          <table:table-cell table:style-name="ce113" table:formula="of:=AND(ISBLANK([.$E149]);NOT(ISBLANK([.$I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J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L1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office:annotation draw:style-name="gr3" draw:text-style-name="P2" svg:width="82.18pt" svg:height="61.68pt" svg:x="377.21pt" svg:y="4075.0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9]));OR(NOT(ISBLANK([.$F159]));OR(NOT(ISBLANK([.$G159]));NOT(ISBLANK([.$H159])))))" office:value-type="boolean" office:boolean-value="true" calcext:value-type="boolean">
            <text:p>TRUE</text:p>
          </table:table-cell>
          <table:table-cell table:style-name="ce112" table:formula="of:=OR(OR(OR(IF([.$P159]=1);IF([.$Q159]=1));IF([.$R159]=1));IF([.$S159]=1))" office:value-type="boolean" office:boolean-value="false" calcext:value-type="boolean">
            <text:p>FALSE</text:p>
          </table:table-cell>
          <table:table-cell table:style-name="ce113" table:formula="of:=AND(ISBLANK([.$E159]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J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K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L1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127.87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154.2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office:annotation draw:style-name="gr6" draw:text-style-name="P2" svg:width="101.45pt" svg:height="95.27pt" svg:x="120.67pt" svg:y="4656.5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2]));OR(NOT(ISBLANK([.$F182]));OR(NOT(ISBLANK([.$G182]));NOT(ISBLANK([.$H182])))))" office:value-type="boolean" office:boolean-value="true" calcext:value-type="boolean">
            <text:p>TRUE</text:p>
          </table:table-cell>
          <table:table-cell table:style-name="ce112" table:formula="of:=OR(OR(OR(IF([.$P182]=1);IF([.$Q182]=1));IF([.$R182]=1));IF([.$S182]=1))" office:value-type="boolean" office:boolean-value="false" calcext:value-type="boolean">
            <text:p>FALSE</text:p>
          </table:table-cell>
          <table:table-cell table:style-name="ce113" table:formula="of:=AND(ISBLANK([.$E182]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J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K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L1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Aft</text:p>
          </table:table-cell>
          <table:table-cell table:number-columns-repeated="2"/>
          <table:table-cell table:style-name="ce125" office:value-type="string" calcext:value-type="string">
            <text:p>Sensors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</text:p>
          </table:table-cell>
          <table:table-cell table:number-columns-repeated="2"/>
          <table:table-cell table:style-name="ce125" office:value-type="string" calcext:value-type="string">
            <text:p>Sensors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2"/>
          <table:table-cell table:style-name="ce125" office:value-type="string" calcext:value-type="string">
            <text:p>Sensors I_M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8]));OR(NOT(ISBLANK([.$F188]));OR(NOT(ISBLANK([.$G188]));NOT(ISBLANK([.$H188])))))" office:value-type="boolean" office:boolean-value="true" calcext:value-type="boolean">
            <text:p>TRUE</text:p>
          </table:table-cell>
          <table:table-cell table:style-name="ce112" table:formula="of:=OR(OR(OR(IF([.$P188]=1);IF([.$Q188]=1));IF([.$R188]=1));IF([.$S188]=1))" office:value-type="boolean" office:boolean-value="false" calcext:value-type="boolean">
            <text:p>FALSE</text:p>
          </table:table-cell>
          <table:table-cell table:style-name="ce113" table:formula="of:=AND(ISBLANK([.$E188]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J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K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L1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2"/>
          <table:table-cell table:style-name="ce125" office:value-type="string" calcext:value-type="string">
            <text:p>Sensors I_M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1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13" table:formula="of:=AND(ISBLANK([.$E190]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1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13" table:formula="of:=AND(ISBLANK([.$E192]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2" draw:text-style-name="P2" svg:width="82.18pt" svg:height="51pt" svg:x="377.21pt" svg:y="5025.4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202.39pt" svg:height="76.28pt" svg:x="377.21pt" svg:y="5078.2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154.63pt" svg:height="128.86pt" svg:x="377.21pt" svg:y="5106.5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0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3:Commands.M114 Commands.M116:Commands.M117 Commands.M50:Commands.M55 Commands.M119:Commands.M120 Commands.M123:Commands.M123 Commands.M126:Commands.M126 Commands.M128:Commands.M130 Commands.D132:Commands.E134 Commands.M132:Commands.M134 Commands.D136:Commands.E137 Commands.M136:Commands.M137 Commands.D141:Commands.E142 Commands.M141:Commands.M142 Commands.E149:Commands.E149 Commands.D149:Commands.D149 Commands.M149:Commands.M149 Commands.D151:Commands.E151 Commands.M151:Commands.M151 Commands.D153:Commands.E154 Commands.M153:Commands.M154 Commands.D156:Commands.E156 Commands.M156:Commands.M156 Commands.D159:Commands.E161 Commands.M159:Commands.M161 Commands.D169:Commands.E169 Commands.M169:Commands.M169 Commands.D171:Commands.E171 Commands.M171:Commands.M171 Commands.D173:Commands.E173 Commands.M173:Commands.M173 Commands.D175:Commands.E175 Commands.M175:Commands.M175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3:Commands.E114 Commands.D116:Commands.E117 Commands.D50:Commands.E55 Commands.D119:Commands.E120 Commands.D122:Commands.E123 Commands.D126:Commands.E126 Commands.D128:Commands.E130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07:Commands.M107 Commands.D105:Commands.E107 Commands.M109:Commands.M111 Commands.D109:Commands.E111 Commands.M105:Commands.M106 Commands.D29:Commands.E30 Commands.M29:Commands.M30 Commands.M84:Commands.M103 Commands.D84:Commands.E103 Commands.D186:Commands.E186 Commands.M186:Commands.M186 Commands.D188:Commands.E188 Commands.M188:Commands.M188 Commands.D190:Commands.E190 Commands.M190:Commands.M190 Commands.M122:Commands.M122 Commands.D144:Commands.E144 Commands.M144:Commands.M144 Commands.D146:Commands.E146 Commands.M146:Commands.M146 Commands.D139:Commands.E139 Commands.M139:Commands.M139 Commands.E165:Commands.E165 Commands.M165:Commands.M165 Commands.D167:Commands.E167 Commands.M167:Commands.M167 Commands.D182:Commands.E182 Commands.M182:Commands.M182 Commands.D163:Commands.E163 Commands.M163:Commands.M163 Commands.E192:Commands.E200 Commands.M192:Commands.M200 Commands.D184:Commands.E184 Commands.M184:Commands.M184 Commands.M42:Commands.M48 Commands.D42:Commands.E48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91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1" table:formula="of:=AND(ISBLANK([.$C2]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3" office:value-type="string" calcext:value-type="string">
            <text:p>VR Zoom</text:p>
          </table:table-cell>
          <table:table-cell table:style-name="ce56" office:value-type="string" calcext:value-type="string">
            <text:p>R_ALT z</text:p>
          </table:table-cell>
          <table:table-cell table:style-name="ce57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30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31" table:formula="of:=AND(ISBLANK([.$C6]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57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93"/>
          <table:table-cell table:style-name="ce56"/>
          <table:table-cell table:number-columns-repeated="17"/>
        </table:table-row>
        <table:table-row table:style-name="ro4">
          <table:table-cell table:style-name="ce93" office:value-type="string" calcext:value-type="string">
            <text:p>HMD BRT/CW/Increase</text:p>
          </table:table-cell>
          <table:table-cell table:style-name="ce85"/>
          <table:table-cell table:style-name="ce57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office:value-type="string" calcext:value-type="string">
            <text:p>Enter</text:p>
          </table:table-cell>
          <table:table-cell table:style-name="ce58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117" office:value-type="string" calcext:value-type="string">
            <text:p>T16KTR_<text:span text:style-name="T4">TH-X</text:span></text:p>
          </table:table-cell>
          <table:table-cell table:style-name="ce121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117" office:value-type="string" calcext:value-type="string">
            <text:p>T16KTR_<text:span text:style-name="T4">TH-Y</text:span></text:p>
          </table:table-cell>
          <table:table-cell table:style-name="ce121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 table:style-name="ce85"/>
          <table:table-cell table:style-name="ce57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FOV Select and STT Separate</text:p>
          </table:table-cell>
          <table:table-cell office:value-type="string" calcext:value-type="string">
            <text:p>i</text:p>
          </table:table-cell>
          <table:table-cell table:style-name="ce121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21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21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21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21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56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56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84" office:value-type="string" calcext:value-type="string">
            <text:p>Master ON</text:p>
          </table:table-cell>
          <table:table-cell table:style-name="ce56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56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office:value-type="string" calcext:value-type="string">
            <text:p>RWin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04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Engine Anti-Ice On/Off</text:p>
          </table:table-cell>
          <table:table-cell table:style-name="ce56" office:value-type="string" calcext:value-type="string">
            <text:p>R_CTL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918.85pt" draw:caption-point-x="-17.29pt" draw:caption-point-y="48.02pt">
              <dc:date>2019-10-16T00:00:00</dc:date>
              <text:p text:style-name="P1"><text:span text:style-name="T1">Default keybind ‘1’. Unacceptable conflict with use of numeric keys for UFC.</text:span></text:p>
            </office:annotation>
            <text:p>L_SHIFT e</text:p>
          </table:table-cell>
          <table:table-cell table:style-name="ce104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SHIFT e</text:p>
          </table:table-cell>
          <table:table-cell table:style-name="ce104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04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33" office:value-type="string" calcext:value-type="string">
            <text:p>L_ALT v</text:p>
          </table:table-cell>
          <table:table-cell table:style-name="ce134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8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9" table:formula="of:=AND(ISBLANK([.$C2]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33" office:value-type="string" calcext:value-type="string">
            <text:p>R_ALT v</text:p>
          </table:table-cell>
          <table:table-cell table:style-name="ce134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3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9" table:formula="of:=AND(ISBLANK([.$C3]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34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34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34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34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34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136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2" table:default-cell-style-name="ce124"/>
        <table:table-column table:style-name="co13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10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1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4" table:default-cell-style-name="Default"/>
        <table:table-column table:style-name="co15" table:default-cell-style-name="ce128"/>
        <table:table-column table:style-name="co16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44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44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3" table:default-cell-style-name="ce47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2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9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50" table:formula="of:=AND(ISBLANK([.$E3]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3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9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50" table:formula="of:=AND(ISBLANK([.$E4]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9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50" table:formula="of:=AND(ISBLANK([.$E6]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9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50" table:formula="of:=AND(ISBLANK([.$E7]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9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50" table:formula="of:=AND(ISBLANK([.$E8]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9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50" table:formula="of:=AND(ISBLANK([.$E10]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9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50" table:formula="of:=AND(ISBLANK([.$E11]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9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50" table:formula="of:=AND(ISBLANK([.$E14]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9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50" table:formula="of:=AND(ISBLANK([.$E15]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9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50" table:formula="of:=AND(ISBLANK([.$E17]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9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50" table:formula="of:=AND(ISBLANK([.$E19]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9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50" table:formula="of:=AND(ISBLANK([.$E21]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9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50" table:formula="of:=AND(ISBLANK([.$E22]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9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50" table:formula="of:=AND(ISBLANK([.$E26]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9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50" table:formula="of:=AND(ISBLANK([.$E28]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9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50" table:formula="of:=AND(ISBLANK([.$E34]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9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50" table:formula="of:=AND(ISBLANK([.$E35]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9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50" table:formula="of:=AND(ISBLANK([.$E36]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47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46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9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50" table:formula="of:=AND(ISBLANK([.$E52]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8:31:17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3T18:35:49.329000000</dc:date>
    <meta:editing-duration>P7DT1H11M44S</meta:editing-duration>
    <meta:editing-cycles>785</meta:editing-cycles>
    <meta:document-statistic meta:table-count="7" meta:cell-count="2180" meta:object-count="0"/>
  </office:meta>
</office:document-meta>
</file>